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e5e0f" officeooo:paragraph-rsid="000e5e0f"/>
    </style:style>
    <style:style style:name="P2" style:family="paragraph" style:parent-style-name="Standard">
      <style:text-properties style:text-underline-style="none" officeooo:rsid="000e5e0f" officeooo:paragraph-rsid="0015f317"/>
    </style:style>
    <style:style style:name="P3" style:family="paragraph" style:parent-style-name="Standard">
      <style:text-properties style:text-underline-style="none" officeooo:rsid="0015f317" officeooo:paragraph-rsid="0015f317"/>
    </style:style>
    <style:style style:name="P4" style:family="paragraph" style:parent-style-name="Standard">
      <style:text-properties style:text-underline-style="none" officeooo:rsid="0018bc9e" officeooo:paragraph-rsid="0018bc9e"/>
    </style:style>
    <style:style style:name="P5" style:family="paragraph" style:parent-style-name="Standard">
      <style:text-properties style:text-underline-style="none" officeooo:rsid="001a52f3" officeooo:paragraph-rsid="001a52f3"/>
    </style:style>
    <style:style style:name="P6" style:family="paragraph" style:parent-style-name="Standard">
      <style:text-properties style:text-underline-style="none" officeooo:rsid="001c24b2" officeooo:paragraph-rsid="001c24b2"/>
    </style:style>
    <style:style style:name="P7" style:family="paragraph" style:parent-style-name="Standard">
      <style:text-properties style:text-underline-style="none" officeooo:rsid="001f3d10" officeooo:paragraph-rsid="001f3d10"/>
    </style:style>
    <style:style style:name="P8" style:family="paragraph" style:parent-style-name="Standard">
      <style:text-properties style:text-underline-style="none" officeooo:rsid="002495de" officeooo:paragraph-rsid="002495de"/>
    </style:style>
    <style:style style:name="P9" style:family="paragraph" style:parent-style-name="Standard">
      <style:text-properties style:text-underline-style="none" officeooo:rsid="00257688" officeooo:paragraph-rsid="00257688"/>
    </style:style>
    <style:style style:name="P10" style:family="paragraph" style:parent-style-name="Standard">
      <style:text-properties style:text-underline-style="none" officeooo:rsid="0025bba5" officeooo:paragraph-rsid="0025bba5"/>
    </style:style>
    <style:style style:name="P11" style:family="paragraph" style:parent-style-name="Standard">
      <style:text-properties style:text-underline-style="none" officeooo:rsid="00278f8a" officeooo:paragraph-rsid="00278f8a"/>
    </style:style>
    <style:style style:name="P12" style:family="paragraph" style:parent-style-name="Standard">
      <style:text-properties style:text-underline-style="none" officeooo:rsid="00294d6c" officeooo:paragraph-rsid="00294d6c"/>
    </style:style>
    <style:style style:name="P13" style:family="paragraph" style:parent-style-name="Standard">
      <style:text-properties style:text-underline-style="none" officeooo:rsid="0029f984" officeooo:paragraph-rsid="0029f984"/>
    </style:style>
    <style:style style:name="P14" style:family="paragraph" style:parent-style-name="Standard">
      <style:text-properties style:text-underline-style="none" officeooo:rsid="002bc92b" officeooo:paragraph-rsid="002bc92b"/>
    </style:style>
    <style:style style:name="P15" style:family="paragraph" style:parent-style-name="Standard">
      <style:text-properties style:text-underline-style="none" officeooo:rsid="002dc180" officeooo:paragraph-rsid="002dc180"/>
    </style:style>
    <style:style style:name="P16" style:family="paragraph" style:parent-style-name="Standard">
      <style:text-properties style:text-underline-style="none" officeooo:rsid="002ee6fe" officeooo:paragraph-rsid="002ee6fe"/>
    </style:style>
    <style:style style:name="P17" style:family="paragraph" style:parent-style-name="Standard">
      <style:text-properties style:text-underline-style="none" officeooo:rsid="00360a4c" officeooo:paragraph-rsid="00360a4c"/>
    </style:style>
    <style:style style:name="P18" style:family="paragraph" style:parent-style-name="Standard">
      <style:text-properties style:text-underline-style="none" officeooo:rsid="0037334e" officeooo:paragraph-rsid="0037334e"/>
    </style:style>
    <style:style style:name="P19" style:family="paragraph" style:parent-style-name="Standard">
      <style:text-properties style:text-underline-style="none" officeooo:rsid="003abda6" officeooo:paragraph-rsid="003abda6"/>
    </style:style>
    <style:style style:name="P20" style:family="paragraph" style:parent-style-name="Standard">
      <style:text-properties style:text-underline-style="none" officeooo:rsid="003cb85c" officeooo:paragraph-rsid="003cb85c"/>
    </style:style>
    <style:style style:name="P21" style:family="paragraph" style:parent-style-name="Standard">
      <style:text-properties style:text-underline-style="none" officeooo:rsid="003f1341" officeooo:paragraph-rsid="003f1341"/>
    </style:style>
    <style:style style:name="P22" style:family="paragraph" style:parent-style-name="Standard">
      <style:text-properties style:text-underline-style="none" officeooo:rsid="003fd22e" officeooo:paragraph-rsid="003fd22e"/>
    </style:style>
    <style:style style:name="P23" style:family="paragraph" style:parent-style-name="Standard">
      <style:text-properties style:text-underline-style="none" officeooo:rsid="003fe291" officeooo:paragraph-rsid="003fe291"/>
    </style:style>
    <style:style style:name="P24" style:family="paragraph" style:parent-style-name="Standard">
      <style:text-properties style:text-underline-style="none" officeooo:rsid="00407d6a" officeooo:paragraph-rsid="00407d6a"/>
    </style:style>
    <style:style style:name="P25" style:family="paragraph" style:parent-style-name="Standard">
      <style:text-properties style:text-underline-style="none" officeooo:rsid="0043a8c3" officeooo:paragraph-rsid="0043a8c3"/>
    </style:style>
    <style:style style:name="P26" style:family="paragraph" style:parent-style-name="Standard">
      <style:text-properties style:text-underline-style="none" officeooo:rsid="0046004c" officeooo:paragraph-rsid="0046004c"/>
    </style:style>
    <style:style style:name="P27" style:family="paragraph" style:parent-style-name="Standard">
      <style:text-properties style:text-underline-style="none" officeooo:rsid="0047005a" officeooo:paragraph-rsid="0047005a"/>
    </style:style>
    <style:style style:name="P28" style:family="paragraph" style:parent-style-name="Standard">
      <style:text-properties style:text-underline-style="none" officeooo:rsid="0048b05f" officeooo:paragraph-rsid="0048b05f"/>
    </style:style>
    <style:style style:name="P29" style:family="paragraph" style:parent-style-name="Standard">
      <style:text-properties style:text-underline-style="none" officeooo:rsid="004a651a" officeooo:paragraph-rsid="004a651a"/>
    </style:style>
    <style:style style:name="P30" style:family="paragraph" style:parent-style-name="Standard">
      <style:text-properties style:text-underline-style="none" officeooo:rsid="000e5e0f" officeooo:paragraph-rsid="000e5e0f"/>
    </style:style>
    <style:style style:name="P31" style:family="paragraph" style:parent-style-name="Standard">
      <style:text-properties style:text-underline-style="none" officeooo:rsid="004b9662" officeooo:paragraph-rsid="004b9662"/>
    </style:style>
    <style:style style:name="P32" style:family="paragraph" style:parent-style-name="Standard">
      <style:text-properties style:text-underline-style="none" officeooo:rsid="004bcc94" officeooo:paragraph-rsid="004bcc94"/>
    </style:style>
    <style:style style:name="P33" style:family="paragraph" style:parent-style-name="Standard">
      <style:text-properties style:text-underline-style="none" officeooo:rsid="004e798e" officeooo:paragraph-rsid="004e798e"/>
    </style:style>
    <style:style style:name="P34" style:family="paragraph" style:parent-style-name="Standard">
      <style:text-properties style:text-underline-style="none" officeooo:rsid="004e8393" officeooo:paragraph-rsid="004f55f6"/>
    </style:style>
    <style:style style:name="P35" style:family="paragraph" style:parent-style-name="Standard">
      <style:text-properties style:text-underline-style="none" officeooo:rsid="004e8393" officeooo:paragraph-rsid="0050b2af"/>
    </style:style>
    <style:style style:name="P36" style:family="paragraph" style:parent-style-name="Standard">
      <style:text-properties style:text-underline-style="none" officeooo:rsid="004e8393" officeooo:paragraph-rsid="00521e38"/>
    </style:style>
    <style:style style:name="P37" style:family="paragraph" style:parent-style-name="Standard">
      <style:text-properties style:text-underline-style="none" officeooo:rsid="004e8393" officeooo:paragraph-rsid="0053db34"/>
    </style:style>
    <style:style style:name="P38" style:family="paragraph" style:parent-style-name="Standard">
      <style:text-properties style:text-underline-style="none" officeooo:rsid="00542676" officeooo:paragraph-rsid="00542676"/>
    </style:style>
    <style:style style:name="T1" style:family="text">
      <style:text-properties officeooo:rsid="00121a00"/>
    </style:style>
    <style:style style:name="T2" style:family="text">
      <style:text-properties officeooo:rsid="0013f2eb"/>
    </style:style>
    <style:style style:name="T3" style:family="text">
      <style:text-properties officeooo:rsid="00150ec0"/>
    </style:style>
    <style:style style:name="T4" style:family="text">
      <style:text-properties officeooo:rsid="0015f317"/>
    </style:style>
    <style:style style:name="T5" style:family="text">
      <style:text-properties officeooo:rsid="0017b90e"/>
    </style:style>
    <style:style style:name="T6" style:family="text">
      <style:text-properties officeooo:rsid="0018d0f3"/>
    </style:style>
    <style:style style:name="T7" style:family="text">
      <style:text-properties officeooo:rsid="00213c6d"/>
    </style:style>
    <style:style style:name="T8" style:family="text">
      <style:text-properties officeooo:rsid="00228e1c"/>
    </style:style>
    <style:style style:name="T9" style:family="text">
      <style:text-properties officeooo:rsid="0024451b"/>
    </style:style>
    <style:style style:name="T10" style:family="text">
      <style:text-properties officeooo:rsid="002c0eb2"/>
    </style:style>
    <style:style style:name="T11" style:family="text">
      <style:text-properties officeooo:rsid="0037334e"/>
    </style:style>
    <style:style style:name="T12" style:family="text">
      <style:text-properties officeooo:rsid="003cb85c"/>
    </style:style>
    <style:style style:name="T13" style:family="text">
      <style:text-properties officeooo:rsid="003e1f52"/>
    </style:style>
    <style:style style:name="T14" style:family="text">
      <style:text-properties officeooo:rsid="003fd22e"/>
    </style:style>
    <style:style style:name="T15" style:family="text">
      <style:text-properties officeooo:rsid="0041e90f"/>
    </style:style>
    <style:style style:name="T16" style:family="text">
      <style:text-properties officeooo:rsid="004bcc94"/>
    </style:style>
    <style:style style:name="T17" style:family="text">
      <style:text-properties officeooo:rsid="004d42b4"/>
    </style:style>
    <style:style style:name="T18" style:family="text">
      <style:text-properties officeooo:rsid="004f55f6"/>
    </style:style>
    <style:style style:name="T19" style:family="text">
      <style:text-properties officeooo:rsid="0050b2af"/>
    </style:style>
    <style:style style:name="T20" style:family="text">
      <style:text-properties officeooo:rsid="00521e38"/>
    </style:style>
    <style:style style:name="T21" style:family="text">
      <style:text-properties officeooo:rsid="0053db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ara crear el repositorio en de git hacemos lo siguiente :</text:p>
      <text:p text:style-name="P1">-<text:span text:style-name="T1">git init: </text:span><text:span text:style-name="T3">crea el repositorio </text:span></text:p>
      <text:p text:style-name="P2"><text:span text:style-name="T1">-</text:span><text:span text:style-name="T2">git status: nos muestra el estado de los archivos</text:span></text:p>
      <text:p text:style-name="P2"/>
      <text:p text:style-name="P2"><text:span text:style-name="T4">hay archivos que no estan siendo gestionados por git, para ello debemos hacer lo siguiente</text:span><text:span text:style-name="T2"> <text:s/></text:span><text:span text:style-name="T4">y es</text:span></text:p>
      <text:p text:style-name="P2"><text:s/>-<text:span text:style-name="T4">git add . <text:tab/>enter</text:span></text:p>
      <text:p text:style-name="P2">-<text:span text:style-name="T4">git status</text:span></text:p>
      <text:p text:style-name="P2"/>
      <text:p text:style-name="P3">con esto le damos control de los archivos para que se puedan gestionar si hay algun cambio , </text:p>
      <text:p text:style-name="P3">git status muestra que archivos estamos adicionando oh no! , <text:span text:style-name="T5">estos archivos se encuentran en una zona llamada “stage”, es una zona intermediaria donde los archivos estan listos para ser confirmados.</text:span></text:p>
      <text:p text:style-name="P4"/>
      <text:p text:style-name="P4">Para confirmarlo hacemos lo siguiente.</text:p>
      <text:p text:style-name="P4"/>
      <text:p text:style-name="P4">- git commit -m “commit inicial “ enter</text:p>
      <text:p text:style-name="P4"/>
      <text:p text:style-name="P4">esto va hacer que los archivos sean agregados y confirmados</text:p>
      <text:p text:style-name="P4"/>
      <text:p text:style-name="P4">“<text:span text:style-name="T6">git diff nos compara la ultima modificacion con la anterior que se hizo “ se puede ver <text:s/>que algo sucedió <text:s/>con git status , luego el comando <text:s/>git diff.</text:span></text:p>
      <text:p text:style-name="P4"/>
      <text:p text:style-name="P5">Para revertir a como estaba antes el codigo ponemos el siguiente comando</text:p>
      <text:p text:style-name="P5"/>
      <text:p text:style-name="P5">git checkout . </text:p>
      <text:p text:style-name="P5"/>
      <text:p text:style-name="P6">-git log :me va a mostrar los cambios que se han tenido en el repositorio</text:p>
      <text:p text:style-name="P6"/>
      <text:p text:style-name="P7">modificar unico contenido de un archivo en particular , <text:s/>de la siguiente manera ejemplo:</text:p>
      <text:p text:style-name="P7"/>
      <text:p text:style-name="P7">-git add index.html <text:span text:style-name="T7">enter</text:span></text:p>
      <text:p text:style-name="P7">-<text:span text:style-name="T8">git commit -m “se modifico index.html la palabra hola mundo” </text:span><text:span text:style-name="T9">enter</text:span></text:p>
      <text:p text:style-name="P7"/>
      <text:p text:style-name="P8">si queremos agregar a la parte stage un directorio en particular </text:p>
      <text:p text:style-name="P8"/>
      <text:p text:style-name="P8">-git add js/</text:p>
      <text:p text:style-name="P8"/>
      <text:p text:style-name="P9">para confirmar que se realizo un cambio en una carpeta en este caso css, hacemos lo siguiente:</text:p>
      <text:p text:style-name="P9"/>
      <text:p text:style-name="P9">git add css/*.css</text:p>
      <text:p text:style-name="P9"/>
      <text:p text:style-name="P9">nos va a mostrar los cambios que se realizaron </text:p>
      <text:p text:style-name="P9"/>
      <text:p text:style-name="P10">tambien podemos remover todo aquello que querramos en este caso los archivos de css que se crearon de la siguiente manera:</text:p>
      <text:p text:style-name="P10"/>
      <text:p text:style-name="P11">git reset css/* scss</text:p>
      <text:p text:style-name="P11"/>
      <text:p text:style-name="P11">para agregar los archivos nuevamente, lo podemos hacer con :</text:p>
      <text:p text:style-name="P11"><text:soft-page-break/><text:s/>git add -A</text:p>
      <text:p text:style-name="P11"/>
      <text:p text:style-name="P12">OJO PARA CERAR Y SEGUIR CON LA LETRA Q</text:p>
      <text:p text:style-name="P12"/>
      <text:p text:style-name="P12">para mirar los comandos , por si se nos olvida podemos hacerlo con :</text:p>
      <text:p text:style-name="P12"/>
      <text:p text:style-name="P12">-git help commit</text:p>
      <text:p text:style-name="P12"/>
      <text:p text:style-name="P13">como reducir comandos en git por medio de alias apodos:</text:p>
      <text:p text:style-name="P13"/>
      <text:p text:style-name="P14">-git config –global alias. Juan “log”</text:p>
      <text:p text:style-name="P14">- <text:span text:style-name="T10">git juan: nos va a guardar todo lo que hicimos en la parte anterior</text:span></text:p>
      <text:p text:style-name="P14"/>
      <text:p text:style-name="P14"/>
      <text:p text:style-name="P15">QUE PASA SI NOS EQUIVOCAMOS AL COLOCAR UN MENSAJE EN NUESTRO CODIGO</text:p>
      <text:p text:style-name="P15"/>
      <text:p text:style-name="P16">SE PUEDE VIAJAR POR LOS ILOS DE NUESTRO REPOSSITORIO?</text:p>
      <text:p text:style-name="P16"/>
      <text:p text:style-name="P16"/>
      <text:p text:style-name="P17">Como se puede cambiar un mensaje si lo escribimos mal, <text:span text:style-name="T11">lo que podemos hacer es:</text:span></text:p>
      <text:p text:style-name="P17"/>
      <text:p text:style-name="P18">git commit <text:s/>- - amend -m “ Nueva modificacion al index”</text:p>
      <text:p text:style-name="P16"/>
      <text:p text:style-name="P19">-para agregar un archivo a nuestro repositorio haremos lo siguiente:</text:p>
      <text:p text:style-name="P19"/>
      <text:p text:style-name="P19">git add</text:p>
      <text:p text:style-name="P19">git commit -m “Se agrego principal.html”</text:p>
      <text:p text:style-name="P19"/>
      <text:p text:style-name="P19">tambien podemos cambiar nombres de archivos desde la consola, de la siguiente manera:</text:p>
      <text:p text:style-name="P19"/>
      <text:p text:style-name="P19">-git mv Principal.html <text:span text:style-name="T12">Princ.html</text:span></text:p>
      <text:p text:style-name="P19"/>
      <text:p text:style-name="P19">- <text:span text:style-name="T12">para eliminar un archivo lo hacemos de la siguiente manera.</text:span></text:p>
      <text:p text:style-name="P19"/>
      <text:p text:style-name="P20">Git rm “Princ.html “ <text:span text:style-name="T13">este es el nombre del archivo que vamos a eliminar</text:span></text:p>
      <text:p text:style-name="P20"/>
      <text:p text:style-name="P20"/>
      <text:p text:style-name="P20"/>
      <text:p text:style-name="P21">-git reset <text:s/>- - <text:s/>soft <text:s/>y se pega el id done aparece que se borro el archivo , <text:span text:style-name="T14">esto elimina el historial de que se borro el archivo, despues para recuperar el archivo podemos hacer lo siguiente.</text:span></text:p>
      <text:p text:style-name="P21"/>
      <text:p text:style-name="P22">Git reset - - hard y el id </text:p>
      <text:p text:style-name="P22"/>
      <text:p text:style-name="P23">para mirar el historio lo podemos hacer con: </text:p>
      <text:p text:style-name="P23"/>
      <text:p text:style-name="P23">git reflog <text:s/>enter</text:p>
      <text:p text:style-name="P23"/>
      <text:p text:style-name="P23"/>
      <text:p text:style-name="P24"><text:soft-page-break/>git reset - - mixed esto lo que va hacer es ir a un punto de la historia, de los itos editando los commits desde ese punto hacia adelante <text:s/><text:span text:style-name="T15">pero los cambios se van a mantener </text:span></text:p>
      <text:p text:style-name="P24"/>
      <text:p text:style-name="P25">git reset <text:s/>- - soft <text:s/>me va a llevar a ese ito </text:p>
      <text:p text:style-name="P25"/>
      <text:p text:style-name="P25">podemos tambin hacer que se reconstruya todo hasta sierto punto <text:s/>miramos de la siguiente manera</text:p>
      <text:p text:style-name="P25"/>
      <text:p text:style-name="P25">git reflog , miramos el que queremos que se re construya despues </text:p>
      <text:p text:style-name="P25">git reset –hard y “830a4e1” este es el numero del cual queremos que se reconstruya</text:p>
      <text:p text:style-name="P25"/>
      <text:p text:style-name="P25"/>
      <text:p text:style-name="P25"/>
      <text:p text:style-name="P26">GIT IGNORE</text:p>
      <text:p text:style-name="P26"/>
      <text:p text:style-name="P27">Para excluir un archivo , lo que debemos hacer es , crear un nuevo archivo con la palabra .gitignore</text:p>
      <text:p text:style-name="P28">y todo lo que este dentro de este archivo sera ignorado </text:p>
      <text:p text:style-name="P28"/>
      <text:p text:style-name="P29">GIT Y GITHUB CON RAMAS</text:p>
      <text:p text:style-name="P29"/>
      <text:p text:style-name="P31">Es una division de nuestro trabajo actual y las uniones conocidas como mersh conocido como Fast-forward <text:span text:style-name="T16">hace la union con la rama inicial con la rama secundaria</text:span></text:p>
      <text:p text:style-name="P31"/>
      <text:p text:style-name="P32">y para crear una segunda rama utilizamos el comando :</text:p>
      <text:p text:style-name="P32"/>
      <text:p text:style-name="P32">-git branch <text:span text:style-name="T17">nombre de nuestra rama</text:span></text:p>
      <text:p text:style-name="P33">despues podemos mirar que quedo creada con git log </text:p>
      <text:p text:style-name="P33"/>
      <text:p text:style-name="P33"/>
      <text:p text:style-name="P34">-git log - - oneline <text:s/>- -all <text:s/>- - graph <text:s/>esto nos muestra mas resumido y mas visual en donde nos encontramos </text:p>
      <text:p text:style-name="P34"/>
      <text:p text:style-name="P34"><text:span text:style-name="T18">como podemos cambiar de rama , sencillamente lo que tenemos que hacer es <text:s/>git checkout <text:s/>y el nombre de la rama </text:span></text:p>
      <text:p text:style-name="P34"/>
      <text:p text:style-name="P35"><text:span text:style-name="T18">vamos a la rama master , que seria de la siguiente manera git checkout master , y vamos hacer la union </text:span></text:p>
      <text:p text:style-name="P35"/>
      <text:p text:style-name="P36"><text:span text:style-name="T19">git merge nuevaFuncionalidad que es el nombre de la segunda rama , con la cual vamos hacer la union </text:span></text:p>
      <text:p text:style-name="P36"/>
      <text:p text:style-name="P37"><text:span text:style-name="T20">en este caso como ya tenemos unidas las dos ramas la anterior la podemos eliminar de la siguiente manera</text:span></text:p>
      <text:p text:style-name="P37"/>
      <text:p text:style-name="P37">-<text:span text:style-name="T21">git branch <text:s/>-d <text:s/>nuevaFuncionalidad , de esta forma eliminamos la anterior rama </text:span></text:p>
      <text:p text:style-name="P37"/>
      <text:p text:style-name="P38">para crear una nueva rama y que se dirija a esa otra rama lo que debemos hacer es :</text:p>
      <text:p text:style-name="P38"/>
      <text:p text:style-name="P38">git checkout -b <text:s/>el nombre de la rama</text:p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2:01:28.338318906</meta:creation-date>
    <meta:generator>LibreOffice/6.4.6.2$Linux_X86_64 LibreOffice_project/40$Build-2</meta:generator>
    <dc:date>2021-01-29T16:29:09.459815362</dc:date>
    <meta:editing-duration>PT6H23M8S</meta:editing-duration>
    <meta:editing-cycles>52</meta:editing-cycles>
    <meta:document-statistic meta:table-count="0" meta:image-count="0" meta:object-count="0" meta:page-count="3" meta:paragraph-count="69" meta:word-count="829" meta:character-count="4489" meta:non-whitespace-character-count="3687"/>
  </office:meta>
</office:document-meta>
</file>